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ubuntu" svg:font-family="ubuntu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style:font-name="ubuntu"/>
    </style:style>
    <style:style style:name="P2" style:family="paragraph" style:parent-style-name="Text_20_body">
      <style:text-properties style:font-name="ubuntu" fo:font-size="12pt" style:font-size-asian="12pt" style:font-size-complex="12pt"/>
    </style:style>
    <style:style style:name="P3" style:family="paragraph" style:parent-style-name="Text_20_body">
      <style:text-properties style:font-name="ubuntu" fo:font-size="12pt" officeooo:paragraph-rsid="000ccb6f" style:font-size-asian="12pt" style:font-size-complex="12pt"/>
    </style:style>
    <style:style style:name="P4" style:family="paragraph" style:parent-style-name="Text_20_body">
      <style:text-properties style:font-name="ubuntu" fo:font-size="12pt" fo:font-weight="normal" officeooo:rsid="000ccb6f" officeooo:paragraph-rsid="000ccb6f" style:font-size-asian="12pt" style:font-weight-asian="normal" style:font-size-complex="12pt" style:font-weight-complex="normal"/>
    </style:style>
    <style:style style:name="P5" style:family="paragraph" style:parent-style-name="Title">
      <style:text-properties style:font-name="ubuntu" fo:font-size="22pt" style:font-size-asian="22pt" style:font-size-complex="22pt"/>
    </style:style>
    <style:style style:name="T1" style:family="text">
      <style:text-properties fo:font-weight="normal" officeooo:rsid="000ccb6f" style:font-weight-asian="normal" style:font-weight-complex="normal"/>
    </style:style>
    <style:style style:name="T2" style:family="text">
      <style:text-properties fo:font-variant="normal" fo:text-transform="none" fo:color="#333333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ocumentació Tetris</text:p>
      <text:p text:style-name="P1"/>
      <text:p text:style-name="P2"/>
      <text:p text:style-name="P3"><text:span text:style-name="T1">Repositori GitHub: </text:span><text:span text:style-name="T2">https://github.com/polmina/Tetris.git</text:span> </text:p>
      <text:p text:style-name="P4">Tot el que es demanava als diferents 5 punts està tot fet</text:p>
      <text:p text:style-name="P4">Extres:</text:p>
      <text:p text:style-name="P4">-<text:tab/>Look &amp; Feel pel joc</text:p>
      <text:p text:style-name="P4">-<text:tab/>Les peçes es poden rotar en sentit antihorari</text:p>
      <text:p text:style-name="P4">-<text:tab/>Es pot començar una nova partida sense refrescar la pàgina,</text:p>
      <text:p text:style-name="P4">-<text:tab/>Cookies</text:p>
      <text:p text:style-name="P4">-<text:tab/>Ho he fet tot sense fer servir imatges, el que baixa considerablement el <text:tab/>pes de l’arxiu.</text:p>
      <text:p text:style-name="P4">Pel tema de les Cookies he hagut de posar codi HTML, per tant s’haurà d’executar el codi des d’un programa tipus Xamp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ubuntu" svg:font-family="ubuntu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 fo:font-weight="bold" officeooo:rsid="000ccb6f" style:font-size-asian="18pt" style:font-weight-asian="bold" style:font-size-complex="18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12:34:19.394000000</meta:creation-date>
    <dc:date>2018-12-23T12:41:16.151000000</dc:date>
    <meta:editing-duration>PT7M12S</meta:editing-duration>
    <meta:editing-cycles>1</meta:editing-cycles>
    <meta:document-statistic meta:table-count="0" meta:image-count="0" meta:object-count="0" meta:page-count="1" meta:paragraph-count="10" meta:word-count="85" meta:character-count="487" meta:non-whitespace-character-count="410"/>
    <meta:generator>LibreOffice/6.1.1.2$Windows_x86 LibreOffice_project/5d19a1bfa650b796764388cd8b33a5af1f5baa1b</meta:generator>
  </office:meta>
</office:document-meta>
</file>